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8599d" officeooo:paragraph-rsid="0018599d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8599d" officeooo:paragraph-rsid="0018599d" style:font-size-asian="11.3500003814697pt" style:font-size-complex="13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8599d" officeooo:paragraph-rsid="0018599d" style:font-size-asian="16pt" style:font-size-complex="16pt"/>
    </style:style>
    <style:style style:name="P5" style:family="paragraph" style:parent-style-name="Standard">
      <style:text-properties fo:font-size="16pt" fo:font-weight="bold" officeooo:rsid="0018599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8599d" officeooo:paragraph-rsid="0018599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style="normal" style:text-underline-style="none" fo:font-weight="bold" officeooo:rsid="0018599d" officeooo:paragraph-rsid="0018599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officeooo:rsid="0018599d" officeooo:paragraph-rsid="0018599d"/>
    </style:style>
    <style:style style:name="P9" style:family="paragraph" style:parent-style-name="Standard">
      <style:paragraph-properties fo:text-align="center" style:justify-single-word="false"/>
      <style:text-properties fo:font-size="17pt" officeooo:rsid="0018599d" officeooo:paragraph-rsid="0018599d" style:font-size-asian="17pt" style:font-size-complex="17pt"/>
    </style:style>
    <style:style style:name="P10" style:family="paragraph" style:parent-style-name="Standard">
      <style:paragraph-properties fo:text-align="center" style:justify-single-word="false"/>
      <style:text-properties fo:font-size="17pt" fo:font-style="italic" officeooo:rsid="0018599d" officeooo:paragraph-rsid="0018599d" style:font-size-asian="17pt" style:font-style-asian="italic" style:font-size-complex="17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fo:font-weight="bold" officeooo:rsid="0018599d" officeooo:paragraph-rsid="0018599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18599d" officeooo:paragraph-rsid="0018599d" style:font-size-asian="24pt" style:font-weight-asian="bold" style:font-size-complex="24pt" style:font-weight-complex="bold"/>
    </style:style>
    <style:style style:name="P13" style:family="paragraph" style:parent-style-name="Standard">
      <style:text-properties fo:font-weight="bold" officeooo:rsid="001a8bb1" officeooo:paragraph-rsid="001a8bb1" style:font-weight-asian="bold" style:font-weight-complex="bold"/>
    </style:style>
    <style:style style:name="P14" style:family="paragraph" style:parent-style-name="Standard">
      <style:text-properties fo:font-weight="bold" officeooo:rsid="002da9bc" officeooo:paragraph-rsid="002da9bc" style:font-weight-asian="bold" style:font-weight-complex="bold"/>
    </style:style>
    <style:style style:name="P15" style:family="paragraph" style:parent-style-name="Standard">
      <style:text-properties fo:font-weight="bold" officeooo:rsid="00375476" officeooo:paragraph-rsid="00375476" style:font-weight-asian="bold" style:font-weight-complex="bold"/>
    </style:style>
    <style:style style:name="P16" style:family="paragraph" style:parent-style-name="Standard">
      <style:text-properties fo:font-weight="bold" officeooo:rsid="003e04aa" officeooo:paragraph-rsid="003e04aa" style:font-weight-asian="bold" style:font-weight-complex="bold"/>
    </style:style>
    <style:style style:name="P17" style:family="paragraph" style:parent-style-name="Standard">
      <style:text-properties fo:font-weight="bold" officeooo:rsid="00136501" officeooo:paragraph-rsid="00439205" style:font-weight-asian="bold" style:font-weight-complex="bold"/>
    </style:style>
    <style:style style:name="P18" style:family="paragraph" style:parent-style-name="Standard">
      <style:text-properties officeooo:rsid="002113b2" officeooo:paragraph-rsid="002113b2"/>
    </style:style>
    <style:style style:name="P19" style:family="paragraph" style:parent-style-name="Standard">
      <style:text-properties officeooo:rsid="002113b2" officeooo:paragraph-rsid="0022fe47"/>
    </style:style>
    <style:style style:name="P20" style:family="paragraph" style:parent-style-name="Standard">
      <style:text-properties officeooo:rsid="002113b2" officeooo:paragraph-rsid="002a0142"/>
    </style:style>
    <style:style style:name="P21" style:family="paragraph" style:parent-style-name="Standard">
      <style:text-properties officeooo:rsid="002113b2" officeooo:paragraph-rsid="00453bd7"/>
    </style:style>
    <style:style style:name="P22" style:family="paragraph" style:parent-style-name="Standard">
      <style:text-properties fo:font-style="italic" style:text-underline-style="solid" style:text-underline-width="auto" style:text-underline-color="font-color" fo:font-weight="normal" officeooo:rsid="002113b2" officeooo:paragraph-rsid="002113b2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solid" style:text-underline-width="auto" style:text-underline-color="font-color" fo:font-weight="bold" officeooo:rsid="002a0142" officeooo:paragraph-rsid="002a0142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style:text-underline-style="solid" style:text-underline-width="auto" style:text-underline-color="font-color" fo:font-weight="bold" officeooo:rsid="002bf3f1" officeooo:paragraph-rsid="002bf3f1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solid" style:text-underline-width="auto" style:text-underline-color="font-color" fo:font-weight="bold" officeooo:rsid="003e3e48" officeooo:paragraph-rsid="003e3e48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officeooo:rsid="002e79b5" officeooo:paragraph-rsid="002e79b5" style:font-style-asian="italic" style:font-style-complex="italic"/>
    </style:style>
    <style:style style:name="P27" style:family="paragraph" style:parent-style-name="Standard">
      <style:text-properties officeooo:paragraph-rsid="0024ecc4"/>
    </style:style>
    <style:style style:name="P28" style:family="paragraph" style:parent-style-name="Standard">
      <style:text-properties officeooo:rsid="0025645d" officeooo:paragraph-rsid="0025645d"/>
    </style:style>
    <style:style style:name="P29" style:family="paragraph" style:parent-style-name="Standard">
      <style:text-properties officeooo:rsid="002a0142" officeooo:paragraph-rsid="002a0142"/>
    </style:style>
    <style:style style:name="P30" style:family="paragraph" style:parent-style-name="Standard">
      <style:text-properties officeooo:rsid="002bf3f1" officeooo:paragraph-rsid="002bf3f1"/>
    </style:style>
    <style:style style:name="P3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4f35e" officeooo:paragraph-rsid="00439205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22fe47" officeooo:paragraph-rsid="001a8bb1" style:font-weight-asian="bold" style:font-weight-complex="bold"/>
    </style:style>
    <style:style style:name="P34" style:family="paragraph" style:parent-style-name="Standard">
      <style:text-properties officeooo:rsid="002da9bc" officeooo:paragraph-rsid="002da9bc"/>
    </style:style>
    <style:style style:name="P35" style:family="paragraph" style:parent-style-name="Standard">
      <style:text-properties style:text-line-through-style="none" style:text-line-through-type="none" fo:font-style="italic" style:text-underline-style="solid" style:text-underline-width="auto" style:text-underline-color="font-color" officeooo:rsid="002bf3f1" officeooo:paragraph-rsid="002bf3f1" style:font-style-asian="italic" style:font-style-complex="italic"/>
    </style:style>
    <style:style style:name="P36" style:family="paragraph" style:parent-style-name="Standard">
      <style:text-properties style:text-line-through-style="none" style:text-line-through-type="none" fo:font-style="normal" style:text-underline-style="none" fo:font-weight="bold" officeooo:rsid="00388d00" officeooo:paragraph-rsid="003e04aa" style:font-style-asian="normal" style:font-weight-asian="bold" style:font-style-complex="normal" style:font-weight-complex="bold"/>
    </style:style>
    <style:style style:name="P37" style:family="paragraph" style:parent-style-name="Standard">
      <style:text-properties officeooo:rsid="002e79b5" officeooo:paragraph-rsid="002e79b5"/>
    </style:style>
    <style:style style:name="P38" style:family="paragraph" style:parent-style-name="Standard">
      <style:text-properties officeooo:rsid="0024ecc4" officeooo:paragraph-rsid="0035debf"/>
    </style:style>
    <style:style style:name="P39" style:family="paragraph" style:parent-style-name="Standard">
      <style:text-properties fo:font-weight="normal" officeooo:rsid="00388d00" officeooo:paragraph-rsid="00388d00" style:font-weight-asian="normal" style:font-weight-complex="normal"/>
    </style:style>
    <style:style style:name="P40" style:family="paragraph" style:parent-style-name="Standard">
      <style:text-properties fo:font-weight="normal" officeooo:rsid="00388d00" officeooo:paragraph-rsid="003e04aa" style:font-weight-asian="normal" style:font-weight-complex="normal"/>
    </style:style>
    <style:style style:name="P41" style:family="paragraph" style:parent-style-name="Standard">
      <style:text-properties fo:font-weight="normal" officeooo:rsid="00396d3f" officeooo:paragraph-rsid="00396d3f" style:font-weight-asian="normal" style:font-weight-complex="normal"/>
    </style:style>
    <style:style style:name="P42" style:family="paragraph" style:parent-style-name="Standard">
      <style:text-properties fo:font-weight="normal" officeooo:rsid="003ab31c" officeooo:paragraph-rsid="003ab31c" style:font-weight-asian="normal" style:font-weight-complex="normal"/>
    </style:style>
    <style:style style:name="P43" style:family="paragraph" style:parent-style-name="Standard">
      <style:text-properties fo:font-weight="normal" officeooo:rsid="003e04aa" officeooo:paragraph-rsid="003e04aa" style:font-weight-asian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3e04aa" officeooo:paragraph-rsid="003e04aa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officeooo:rsid="003e04aa" officeooo:paragraph-rsid="003e04aa"/>
    </style:style>
    <style:style style:name="P46" style:family="paragraph" style:parent-style-name="Standard">
      <style:text-properties officeooo:rsid="00136501" officeooo:paragraph-rsid="00439205"/>
    </style:style>
    <style:style style:name="P47" style:family="paragraph" style:parent-style-name="Standard">
      <style:text-properties officeooo:rsid="0014f35e" officeooo:paragraph-rsid="00439205"/>
    </style:style>
    <style:style style:name="P48" style:family="paragraph" style:parent-style-name="Standard">
      <style:text-properties officeooo:rsid="0045540d" officeooo:paragraph-rsid="0045540d"/>
    </style:style>
    <style:style style:name="P49" style:family="paragraph" style:parent-style-name="List_20_Contents">
      <style:paragraph-properties style:line-height-at-least="0.882cm"/>
    </style:style>
    <style:style style:name="P50" style:family="paragraph" style:parent-style-name="List_20_Contents">
      <style:paragraph-properties style:line-height-at-least="0.882cm"/>
      <style:text-properties officeooo:paragraph-rsid="003e3e48"/>
    </style:style>
    <style:style style:name="P51" style:family="paragraph" style:parent-style-name="List_20_Contents">
      <style:paragraph-properties fo:margin-top="0cm" fo:margin-bottom="0.499cm" loext:contextual-spacing="false" style:line-height-at-least="0.882cm"/>
      <style:text-properties officeooo:paragraph-rsid="003e3e48"/>
    </style:style>
    <style:style style:name="P52" style:family="paragraph" style:parent-style-name="List_20_Contents">
      <style:paragraph-properties fo:margin-top="0cm" fo:margin-bottom="0.499cm" loext:contextual-spacing="false" style:line-height-at-least="0cm"/>
      <style:text-properties officeooo:paragraph-rsid="003e3e48"/>
    </style:style>
    <style:style style:name="P53" style:family="paragraph" style:parent-style-name="Standard" style:master-page-name="First_20_Page">
      <style:paragraph-properties style:page-number="auto"/>
      <style:text-properties fo:font-style="italic" style:text-underline-style="solid" style:text-underline-width="auto" style:text-underline-color="font-color" fo:font-weight="bold" officeooo:rsid="003e3e48" style:font-style-asian="italic" style:font-weight-asian="bold" style:font-style-complex="italic" style:font-weight-complex="bold"/>
    </style:style>
    <style:style style:name="P54" style:family="paragraph" style:parent-style-name="Standard" style:list-style-name="L1">
      <style:text-properties fo:font-style="normal" officeooo:paragraph-rsid="001a8bb1" style:font-style-asian="normal" style:font-style-complex="normal"/>
    </style:style>
    <style:style style:name="P55" style:family="paragraph" style:parent-style-name="Standard" style:list-style-name="L9">
      <style:text-properties fo:font-style="normal" officeooo:paragraph-rsid="00453bd7" style:font-style-asian="normal" style:font-style-complex="normal"/>
    </style:style>
    <style:style style:name="P56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paragraph-rsid="001a8bb1" style:font-style-asian="normal" style:font-weight-asian="bold" style:font-style-complex="normal" style:font-weight-complex="bold"/>
    </style:style>
    <style:style style:name="P57" style:family="paragraph" style:parent-style-name="Standard" style:list-style-name="L14">
      <style:text-properties fo:font-style="normal" style:text-underline-style="solid" style:text-underline-width="auto" style:text-underline-color="font-color" fo:font-weight="bold" officeooo:paragraph-rsid="001a8bb1" style:font-style-asian="normal" style:font-weight-asian="bold" style:font-style-complex="normal" style:font-weight-complex="bold"/>
    </style:style>
    <style:style style:name="P58" style:family="paragraph" style:parent-style-name="Standard" style:list-style-name="L2">
      <style:text-properties fo:font-weight="bold" officeooo:rsid="002113b2" officeooo:paragraph-rsid="002113b2" style:font-weight-asian="bold" style:font-weight-complex="bold"/>
    </style:style>
    <style:style style:name="P59" style:family="paragraph" style:parent-style-name="Standard" style:list-style-name="L10">
      <style:text-properties fo:font-weight="bold" officeooo:rsid="002113b2" officeooo:paragraph-rsid="00453bd7" style:font-weight-asian="bold" style:font-weight-complex="bold"/>
    </style:style>
    <style:style style:name="P60" style:family="paragraph" style:parent-style-name="Standard" style:list-style-name="L7">
      <style:text-properties fo:font-weight="bold" officeooo:paragraph-rsid="0035debf" style:font-weight-asian="bold" style:font-weight-complex="bold"/>
    </style:style>
    <style:style style:name="P61" style:family="paragraph" style:parent-style-name="Standard" style:list-style-name="L10">
      <style:text-properties fo:font-weight="bold" officeooo:rsid="0022fe47" officeooo:paragraph-rsid="00453bd7" style:font-weight-asian="bold" style:font-weight-complex="bold"/>
    </style:style>
    <style:style style:name="P62" style:family="paragraph" style:parent-style-name="Standard" style:list-style-name="L16">
      <style:text-properties fo:font-weight="bold" officeooo:paragraph-rsid="0035debf" style:font-weight-asian="bold" style:font-weight-complex="bold"/>
    </style:style>
    <style:style style:name="P63" style:family="paragraph" style:parent-style-name="Standard" style:list-style-name="L2">
      <style:text-properties officeooo:rsid="002113b2" officeooo:paragraph-rsid="0022fe47"/>
    </style:style>
    <style:style style:name="P64" style:family="paragraph" style:parent-style-name="Standard" style:list-style-name="L3">
      <style:text-properties officeooo:rsid="002113b2" officeooo:paragraph-rsid="002113b2"/>
    </style:style>
    <style:style style:name="P65" style:family="paragraph" style:parent-style-name="Standard" style:list-style-name="L10">
      <style:text-properties officeooo:rsid="002113b2" officeooo:paragraph-rsid="00453bd7"/>
    </style:style>
    <style:style style:name="P66" style:family="paragraph" style:parent-style-name="Standard" style:list-style-name="L12">
      <style:text-properties officeooo:rsid="002113b2" officeooo:paragraph-rsid="002113b2"/>
    </style:style>
    <style:style style:name="P67" style:family="paragraph" style:parent-style-name="Standard" style:list-style-name="L2">
      <style:text-properties officeooo:rsid="0022fe47" officeooo:paragraph-rsid="0022fe47"/>
    </style:style>
    <style:style style:name="P68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2a0142" officeooo:paragraph-rsid="002a0142" style:font-style-asian="italic" style:font-weight-asian="bold" style:font-style-complex="italic" style:font-weight-complex="bold"/>
    </style:style>
    <style:style style:name="P69" style:family="paragraph" style:parent-style-name="Standard" style:list-style-name="L13">
      <style:text-properties fo:font-style="italic" style:text-underline-style="solid" style:text-underline-width="auto" style:text-underline-color="font-color" fo:font-weight="bold" officeooo:rsid="002a0142" officeooo:paragraph-rsid="002a0142" style:font-style-asian="italic" style:font-weight-asian="bold" style:font-style-complex="italic" style:font-weight-complex="bold"/>
    </style:style>
    <style:style style:name="P70" style:family="paragraph" style:parent-style-name="Standard" style:list-style-name="L4">
      <style:text-properties officeooo:rsid="002a0142" officeooo:paragraph-rsid="002a0142"/>
    </style:style>
    <style:style style:name="P71" style:family="paragraph" style:parent-style-name="Standard" style:list-style-name="L13">
      <style:text-properties officeooo:rsid="002a0142" officeooo:paragraph-rsid="002a0142"/>
    </style:style>
    <style:style style:name="P72" style:family="paragraph" style:parent-style-name="Standard" style:list-style-name="L6"/>
    <style:style style:name="P73" style:family="paragraph" style:parent-style-name="Standard" style:list-style-name="L7">
      <style:text-properties officeooo:paragraph-rsid="0035debf"/>
    </style:style>
    <style:style style:name="P74" style:family="paragraph" style:parent-style-name="Standard" style:list-style-name="L7">
      <style:text-properties style:text-underline-style="none" fo:font-weight="normal" officeooo:paragraph-rsid="0035debf" style:font-weight-asian="normal" style:font-weight-complex="normal"/>
    </style:style>
    <style:style style:name="P75" style:family="paragraph" style:parent-style-name="Standard" style:list-style-name="L16">
      <style:text-properties style:text-underline-style="none" fo:font-weight="normal" officeooo:paragraph-rsid="0035debf" style:font-weight-asian="normal" style:font-weight-complex="normal"/>
    </style:style>
    <style:style style:name="P76" style:family="paragraph" style:parent-style-name="Standard" style:list-style-name="L8">
      <style:text-properties officeooo:rsid="0024ecc4" officeooo:paragraph-rsid="00271db6"/>
    </style:style>
    <style:style style:name="P77" style:family="paragraph" style:parent-style-name="Standard" style:list-style-name="L8">
      <style:text-properties officeooo:rsid="0024ecc4" officeooo:paragraph-rsid="003e04aa"/>
    </style:style>
    <style:style style:name="P78" style:family="paragraph" style:parent-style-name="Standard" style:list-style-name="L8">
      <style:text-properties officeooo:rsid="0024ecc4" officeooo:paragraph-rsid="0024ecc4"/>
    </style:style>
    <style:style style:name="P79" style:family="paragraph" style:parent-style-name="Standard" style:list-style-name="L17">
      <style:text-properties officeooo:rsid="0024ecc4" officeooo:paragraph-rsid="00271db6"/>
    </style:style>
    <style:style style:name="P80" style:family="paragraph" style:parent-style-name="Standard" style:list-style-name="L17">
      <style:text-properties officeooo:rsid="0024ecc4" officeooo:paragraph-rsid="003e04aa"/>
    </style:style>
    <style:style style:name="P81" style:family="paragraph" style:parent-style-name="Standard" style:list-style-name="L17">
      <style:text-properties officeooo:rsid="0024ecc4" officeooo:paragraph-rsid="0024ecc4"/>
    </style:style>
    <style:style style:name="P82" style:family="paragraph" style:parent-style-name="Standard" style:list-style-name="L8">
      <style:text-properties officeooo:rsid="0025645d" officeooo:paragraph-rsid="0025645d"/>
    </style:style>
    <style:style style:name="P83" style:family="paragraph" style:parent-style-name="Standard" style:list-style-name="L17">
      <style:text-properties officeooo:rsid="0025645d" officeooo:paragraph-rsid="0025645d"/>
    </style:style>
    <style:style style:name="P84" style:family="paragraph" style:parent-style-name="Standard" style:list-style-name="L11">
      <style:text-properties officeooo:rsid="0014f35e" officeooo:paragraph-rsid="00439205"/>
    </style:style>
    <style:style style:name="P85" style:family="paragraph" style:parent-style-name="Standard" style:list-style-name="L11">
      <style:text-properties officeooo:rsid="00163bc3" officeooo:paragraph-rsid="00439205"/>
    </style:style>
    <style:style style:name="P86" style:family="paragraph" style:parent-style-name="Standard" style:list-style-name="L11">
      <style:text-properties officeooo:rsid="0017004e" officeooo:paragraph-rsid="00439205"/>
    </style:style>
    <style:style style:name="P87" style:family="paragraph" style:parent-style-name="Standard" style:list-style-name="L15"/>
    <style:style style:name="P88" style:family="paragraph" style:parent-style-name="Standard" style:list-style-name="L16">
      <style:text-properties officeooo:paragraph-rsid="0035deb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a8bb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fe47" style:font-weight-asian="bold" style:font-weight-complex="bold"/>
    </style:style>
    <style:style style:name="T5" style:family="text">
      <style:text-properties fo:font-weight="bold" officeooo:rsid="0037afca" style:font-weight-asian="bold" style:font-weight-complex="bold"/>
    </style:style>
    <style:style style:name="T6" style:family="text">
      <style:text-properties fo:font-weight="bold" officeooo:rsid="00388d00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1c6bce"/>
    </style:style>
    <style:style style:name="T9" style:family="text">
      <style:text-properties officeooo:rsid="001dfdbd"/>
    </style:style>
    <style:style style:name="T10" style:family="text">
      <style:text-properties officeooo:rsid="0022fe47"/>
    </style:style>
    <style:style style:name="T11" style:family="text">
      <style:text-properties fo:font-style="normal" style:text-underline-style="none" fo:font-weight="normal" officeooo:rsid="0024ecc4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2fe47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1e765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2ffe5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375476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3792f8"/>
    </style:style>
    <style:style style:name="T18" style:family="text">
      <style:text-properties officeooo:rsid="00271db6"/>
    </style:style>
    <style:style style:name="T19" style:family="text">
      <style:text-properties officeooo:rsid="00289019"/>
    </style:style>
    <style:style style:name="T20" style:family="text">
      <style:text-properties officeooo:rsid="002bf3f1"/>
    </style:style>
    <style:style style:name="T21" style:family="text">
      <style:text-properties officeooo:rsid="002e79b5"/>
    </style:style>
    <style:style style:name="T22" style:family="text">
      <style:text-properties officeooo:rsid="003792f8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2fe47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e3e48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37afca"/>
    </style:style>
    <style:style style:name="T28" style:family="text">
      <style:text-properties officeooo:rsid="003ab31c"/>
    </style:style>
    <style:style style:name="T29" style:family="text">
      <style:text-properties officeooo:rsid="003e04a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4004d8"/>
    </style:style>
    <style:style style:name="T32" style:family="text">
      <style:text-properties officeooo:rsid="00407ca4"/>
    </style:style>
    <style:style style:name="T33" style:family="text">
      <style:text-properties officeooo:rsid="00413fa1"/>
    </style:style>
    <style:style style:name="T34" style:family="text">
      <style:text-properties officeooo:rsid="0014f35e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Standard"/>
      <text:p text:style-name="Standard"/>
      <text:p text:style-name="Standard"/>
      <text:p text:style-name="P5"/>
      <text:p text:style-name="P6"/>
      <text:p text:style-name="P6"/>
      <text:p text:style-name="P6"/>
      <text:p text:style-name="P6"/>
      <text:p text:style-name="P12">PROGRAMA PARA GESTIÓN DE NOTAS</text:p>
      <text:p text:style-name="P10"/>
      <text:p text:style-name="P9"/>
      <text:p text:style-name="P11"/>
      <text:p text:style-name="P9"><text:span text:style-name="T1">Profesor:</text:span> Rodríguez, Carlos.</text:p>
      <text:p text:style-name="P9"><text:span text:style-name="T1">Asignatura:</text:span><text:span text:style-name="T7"> </text:span>Metodología de la Investigación.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4"/>
      <text:p text:style-name="P7">Integrantes:</text:p>
      <text:p text:style-name="P4">Moya, Agustín</text:p>
      <text:p text:style-name="P4">Oldani, Renzo</text:p>
      <text:p text:style-name="P4">Pereyra, Marcelo</text:p>
      <text:p text:style-name="P3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><text:soft-page-break/></text:p>
      <text:p text:style-name="P13">CONTENIDO.</text:p>
      <text:p text:style-name="P13"/>
      <text:list xml:id="list3478043125" text:style-name="L9">
        <text:list-item>
          <text:p text:style-name="P55"><text:span text:style-name="T2">Descripción</text:span><text:span text:style-name="T1">:</text:span></text:p>
        </text:list-item>
      </text:list>
      <text:p text:style-name="P21">Programa creado en Java utilizando base de datos MySql - <text:span text:style-name="T22">WorkBench</text:span>. Se creará una interfaz (utilizando la librería de Java Swing) para la introducción de los datos correspondientes para un Gestor del Estado Académico de los alumnos <text:span text:style-name="T10">de la Tecnicatura Universitaria en Programación.</text:span> </text:p>
      <text:p text:style-name="P21"/>
      <text:p text:style-name="P21"><text:span text:style-name="T23">Los datos necesarios para la </text:span><text:span text:style-name="T24">implementación</text:span><text:span text:style-name="T23"> del Sistema son:</text:span></text:p>
      <text:list xml:id="list1680113591" text:style-name="L10">
        <text:list-item>
          <text:p text:style-name="P59">Notas de los alumnos.</text:p>
        </text:list-item>
        <text:list-item>
          <text:p text:style-name="P65"><text:span text:style-name="T3">Datos personales de alumnos</text:span>: DNI, <text:span text:style-name="T10">Fecha Nacimiento</text:span>, Nombre, Apellido, Sexo, Materia a la que se encuentra inscripto.</text:p>
        </text:list-item>
        <text:list-item>
          <text:p text:style-name="P65"><text:span text:style-name="T3">Datos personales de </text:span><text:span text:style-name="T4">los P</text:span><text:span text:style-name="T3">rofesores:</text:span> DNI, Nombre, Apellido, Sexo, Materia que dicta.</text:p>
        </text:list-item>
        <text:list-item>
          <text:p text:style-name="P61">Lista de Materias.</text:p>
        </text:list-item>
      </text:list>
      <text:p text:style-name="P13"/>
      <text:p text:style-name="P32">Lista de deseos:</text:p>
      <text:p text:style-name="P46"/>
      <text:p text:style-name="P47">El programa deberá:</text:p>
      <text:list xml:id="list3009005681" text:style-name="L11">
        <text:list-item>
          <text:p text:style-name="P84">Registrar notas de alumnos.</text:p>
        </text:list-item>
        <text:list-item>
          <text:p text:style-name="P84">Registrar materias.</text:p>
        </text:list-item>
        <text:list-item>
          <text:p text:style-name="P84">Registrar alumnos.</text:p>
        </text:list-item>
        <text:list-item>
          <text:p text:style-name="P84">Registrar profesores.</text:p>
        </text:list-item>
        <text:list-item>
          <text:p text:style-name="P84">Almacenar la información registrada en la base de datos (MySQL).</text:p>
        </text:list-item>
        <text:list-item>
          <text:p text:style-name="P84">Los profesores podrán agregar, eliminar y modificar notas.</text:p>
        </text:list-item>
        <text:list-item>
          <text:p text:style-name="P84">Los profesores podrán agregar, eliminar y modificar materias.</text:p>
        </text:list-item>
        <text:list-item>
          <text:p text:style-name="P84">Los profesores podrán agregar, eliminar y modificar alumnos.</text:p>
        </text:list-item>
        <text:list-item>
          <text:p text:style-name="P85">El administrador se encargará de agregar y eliminar alumnos.</text:p>
        </text:list-item>
        <text:list-item>
          <text:p text:style-name="P85">La aplicación deberá ser intuitiva y fácil de utilizar en cuanto a experiencia de Usuario.</text:p>
        </text:list-item>
        <text:list-item>
          <text:p text:style-name="P85">Las notas serán clasificadas por cursos.</text:p>
        </text:list-item>
        <text:list-item>
          <text:p text:style-name="P85">Las notas serán clasificadas por carrera.</text:p>
        </text:list-item>
        <text:list-item>
          <text:p text:style-name="P85">La descripción del profesor será solo su DNI.</text:p>
        </text:list-item>
        <text:list-item>
          <text:p text:style-name="P85">La descripción del alumno será DNI, Nombre, Apellido.</text:p>
        </text:list-item>
        <text:list-item>
          <text:p text:style-name="P86">La interfaz principal tendrá cuatro botones mostrando las tareas que se pueden realizar.</text:p>
        </text:list-item>
        <text:list-item>
          <text:p text:style-name="P86">Utilizaremos un estilo de arquitectura de software denominado Modelo-Vista-Controlador (MVC).</text:p>
        </text:list-item>
        <text:list-item>
          <text:p text:style-name="P86">Utilizaremos tablas en las interfaces Alumno, Materia, Profesor, Nota para mostrar valores almacenados en base de datos.</text:p>
        </text:list-item>
        <text:list-item>
          <text:p text:style-name="P86">Desde cada interfaz se podrá regresar a la Interfaz Principal a través de un botón “Volver”.</text:p>
        </text:list-item>
      </text:list>
      <text:p text:style-name="P46"/>
      <text:p text:style-name="P46"><text:span text:style-name="T1">Backlog de producto:</text:span> </text:p>
      <text:p text:style-name="P46">Diseño de vistas: Interfaces principal, alumno, materia, profesor, nota.</text:p>
      <text:p text:style-name="P46">Implementación de clases de base de datos (DAO): AlumnoDAO, ProfesorDAO, MateriaDAO, NotaDAO.</text:p>
      <text:p text:style-name="P46">Implementación de clases pertenecientes a modelo: Alumno, Profesor, Materia, Nota.</text:p>
      <text:p text:style-name="P17"><text:span text:style-name="T34">Implementación</text:span> de clases para controladores: Controlador Alumno, Controlador Profesor, Controlador Materia, Controlador Nota, Controlador Principal.</text:p>
      <text:p text:style-name="P33"/>
      <text:p text:style-name="P19"/>
      <text:p text:style-name="P22">S<text:span text:style-name="T16">e necesitará </text:span><text:span text:style-name="T17">dos</text:span><text:span text:style-name="T16"> tipos de privilegios para acceder al Sistema:</text:span></text:p>
      <text:list xml:id="list4055428733" text:style-name="L12">
        <text:list-item>
          <text:p text:style-name="P66">Administrador.</text:p>
        </text:list-item>
        <text:list-item>
          <text:p text:style-name="P66">Alumno/Padres.</text:p>
        </text:list-item>
      </text:list>
      <text:p text:style-name="P18"/>
      <text:p text:style-name="P23"><text:soft-page-break/>Primeros pasos:</text:p>
      <text:p text:style-name="P23"/>
      <text:list xml:id="list2687127241" text:style-name="L13">
        <text:list-item>
          <text:p text:style-name="P69">Instalamos Ubuntu 18.04.:</text:p>
        </text:list-item>
      </text:list>
      <text:p text:style-name="P26">Contamos con algunos problemas en la instalación de este Sistema Operativo, en adelante SO, que debimos solucionar a través de una exhaustiva búsqueda en internet. Aprendimos a hacer las particiones de disco de manera correcta. Dos miembros del equipo debieron reinstalar el SO ya que no se iniciaba <text:s/>de manera adecuada por tener otro <text:span text:style-name="T22">SO</text:span> instalado previamente.</text:p>
      <text:p text:style-name="P26"/>
      <text:list xml:id="list163246425234100" text:continue-numbering="true" text:style-name="L13">
        <text:list-item>
          <text:p text:style-name="P69">Descargamos el IDE NetBeans y el jdk correspondiente para que funcion<text:span text:style-name="T20">ase</text:span> <text:span text:style-name="T21">adecuadamente:</text:span></text:p>
        </text:list-item>
      </text:list>
      <text:p text:style-name="P26">Aprendimos a utilizar un conjunto variado de comandos dentro de la consola de Ubuntu y luego quisimos instalar MySql para implementar base de datos dentro del proyecto.</text:p>
      <text:p text:style-name="P26"/>
      <text:list xml:id="list163245679515971" text:continue-numbering="true" text:style-name="L13">
        <text:list-item>
          <text:p text:style-name="P71">Instalamos y configuramos mediante consola, y con ayuda de fuentes bibliográficas extraídas de Internet (citaremos al final los links correspondientes), la base de datos MySql para que se ejecutara sin problemas en Ubuntu.</text:p>
          <text:p text:style-name="P71"/>
        </text:list-item>
        <text:list-item>
          <text:p text:style-name="P71">Debimos modificar la idea original del proyecto por problemas de tiempo, motivo principal por el cual muchas de nuestras reuniones previas no rindieron frutos.</text:p>
          <text:p text:style-name="P71"/>
        </text:list-item>
        <text:list-item>
          <text:p text:style-name="P71">Logramos identificar y concretizar una idea que luego trajo como resultado la iniciación de nuestro proyecto.</text:p>
        </text:list-item>
      </text:list>
      <text:p text:style-name="P29"/>
      <text:p text:style-name="P20"/>
      <text:list xml:id="list1325263596" text:style-name="L14">
        <text:list-item>
          <text:p text:style-name="P57">Objetivo: </text:p>
        </text:list-item>
      </text:list>
      <text:p text:style-name="P27"><text:span text:style-name="T11">Crear un programa que permita gestionar y organizar toda la información referente al estado académico de los alumnos </text:span><text:span text:style-name="T13">(detallada en el apartado “</text:span><text:span text:style-name="T14">Descripción</text:span><text:span text:style-name="T13">”)</text:span><text:span text:style-name="T11"> de la <text:s/></text:span><text:span text:style-name="T12">Tecnicatura Universitaria en Programación, </text:span><text:span text:style-name="T11">para brindar una herramienta practica para </text:span><text:span text:style-name="T15">cargar y gestionar las notas de los alumnos.</text:span></text:p>
      <text:p text:style-name="Standard"/>
      <text:p text:style-name="Standard"/>
      <text:p text:style-name="Standard"/>
      <text:p text:style-name="Standard"/>
      <text:list xml:id="list31802617" text:style-name="L15">
        <text:list-item>
          <text:p text:style-name="P87"><text:span text:style-name="T2">Planificación</text:span><text:span text:style-name="T1">:</text:span></text:p>
        </text:list-item>
      </text:list>
      <text:p text:style-name="P38"/>
      <text:list xml:id="list3484212240" text:style-name="L16">
        <text:list-item>
          <text:p text:style-name="P62">Relevamiento:</text:p>
          <text:p text:style-name="P88">Dialogo permanente entre el Profesor (<text:span text:style-name="T9">Rodríguez</text:span>, especialista), el grupo de trabajo (como los mismos alumnos y los desarrolladores) y los Profesores de la UTN (clientes), para determinar los detalles de la <text:span text:style-name="T9">aplicación</text:span> y su <text:span text:style-name="T9">interacción</text:span> con el usuario.</text:p>
          <text:p text:style-name="P88"/>
        </text:list-item>
        <text:list-item>
          <text:p text:style-name="P62">Análisis:</text:p>
          <text:p text:style-name="P88">Caso de uso.</text:p>
          <text:p text:style-name="P88"/>
        </text:list-item>
        <text:list-item>
          <text:p text:style-name="P62">Diseño:</text:p>
          <text:p text:style-name="P88">Diagrama de clases.</text:p>
          <text:p text:style-name="P88"/>
        </text:list-item>
        <text:list-item>
          <text:p text:style-name="P62">Capacitación:</text:p>
          <text:p text:style-name="P75">Impartir los <text:span text:style-name="T8">conocimientos</text:span> <text:span text:style-name="T8">necesarios</text:span> a<text:span text:style-name="T27">l administrador y alumnos de la universidad</text:span> para aprender a utilizar la <text:span text:style-name="T8">aplicación.</text:span></text:p>
        </text:list-item>
      </text:list>
      <text:p text:style-name="P31"/>
      <text:p text:style-name="Standard"/>
      <text:list xml:id="list728414277" text:style-name="L17">
        <text:list-item>
          <text:p text:style-name="P79"><text:soft-page-break/><text:span text:style-name="T5">Dueño del Producto:</text:span> <text:s/><text:span text:style-name="T19">Individuo asignado por la Organización interesada en el Producto del Proyecto</text:span>.</text:p>
        </text:list-item>
        <text:list-item>
          <text:p text:style-name="P80"><text:span text:style-name="T3">Scrum Master: </text:span><text:span text:style-name="T30">Moya, Agustín, Oldani Renzo, Pereyra Marcelo.</text:span></text:p>
        </text:list-item>
        <text:list-item>
          <text:p text:style-name="P81"><text:span text:style-name="T6">Desarrolladores</text:span><text:span text:style-name="T3">:</text:span> Moya, Agustín, Oldani Renzo, Pereyra Marcelo.</text:p>
        </text:list-item>
        <text:list-item>
          <text:p text:style-name="P81"><text:span text:style-name="T3">Testers:</text:span> <text:s/>Moya, Agustín, Oldani Renzo, Pereyra Marcelo.</text:p>
          <text:p text:style-name="P83">En estos dos útlimos roles se realiza una rotación entre los integrantes del equipo como sugirió y solicitó el Profesor.</text:p>
        </text:list-item>
        <text:list-item>
          <text:p text:style-name="P83"><text:span text:style-name="T6">Cliente</text:span><text:span text:style-name="T3">: </text:span>Carlos <text:span text:style-name="T18">Rodríguez</text:span> y de surgir la oportunidad, otros profesores de la UTN FRM - <text:span text:style-name="T18">Mendoza</text:span>.</text:p>
        </text:list-item>
      </text:list>
      <text:p text:style-name="P28"/>
      <text:p text:style-name="P28"/>
      <text:p text:style-name="P24">Contamos con <text:span text:style-name="T32">dos </text:span>mes<text:span text:style-name="T32">es</text:span> para terminar con nuestro proyecto:</text:p>
      <text:p text:style-name="P30"/>
      <text:p text:style-name="P37">Para estimar los tiempos que nos llevará alcanzar las metas propuestas para la culminación del proyecto se utilizó el asistente que brinda la pagina: <text:a xlink:type="simple" xlink:href="https://taiga.io/" text:style-name="Internet_20_link" text:visited-style-name="Visited_20_Internet_20_Link">https://taiga.io/</text:a> (sugerida por el profesor).</text:p>
      <text:p text:style-name="P37"/>
      <text:p text:style-name="P37"/>
      <text:p text:style-name="P37"/>
      <text:p text:style-name="P30"/>
      <text:p text:style-name="P35">La división se realizó en:</text:p>
      <text:p text:style-name="P30"/>
      <text:p text:style-name="P14">Sprint 1: <text:s/><text:span text:style-name="T31">Planificación y concreción de objetivos(1 semana)</text:span></text:p>
      <text:p text:style-name="P39"/>
      <text:p text:style-name="P39">Planificación acerca de la distribución de las tareas para cumplir con los plazos estimados del proyecto.</text:p>
      <text:p text:style-name="P39">Búsqueda de información y tutoriales respecto de <text:s/>utilización de Ubuntu (comandos de consola), Java, Swing, MySql y WorkBench.</text:p>
      <text:p text:style-name="P41">Búsquedas de proyectos existentes para observar y definir las directrices de nuestro propio proyecto. Herramientas utilizadas para la búsqueda: github, buscador (Google y Google Académico), <text:span text:style-name="T28">meta-buscador</text:span> (dogpile).</text:p>
      <text:p text:style-name="P42">Elección de patrón de diseño: Modelo-Vista-Controlador (MVC).</text:p>
      <text:p text:style-name="P41"/>
      <text:p text:style-name="P34"/>
      <text:p text:style-name="P14">Sprint 2: <text:span text:style-name="T31">Diseño y armado de Interfaces(2 semanas)</text:span></text:p>
      <text:p text:style-name="P36">Vistas: <text:span text:style-name="T25">desarrollo de las interfaces con las que el usuario deberá interactuar:</text:span></text:p>
      <text:p text:style-name="P44">Interfaz Principal.</text:p>
      <text:p text:style-name="P40"><text:span text:style-name="T29">Interfaz Alumno</text:span>.</text:p>
      <text:p text:style-name="P43">Interfaz Profesor.</text:p>
      <text:p text:style-name="P43">Interfaz Materia.</text:p>
      <text:p text:style-name="P43">Interfaz Nota.</text:p>
      <text:p text:style-name="P39"/>
      <text:p text:style-name="P34"/>
      <text:p text:style-name="P14">Sprint 3: <text:span text:style-name="T31">Implementación de los modelos(1 semanas)</text:span></text:p>
      <text:p text:style-name="P16">Modelo:</text:p>
      <text:p text:style-name="P43">Codificación necesaria para la correcta implementación del modelo de cada clase (Alumno, Profesor, Materia, Nota).</text:p>
      <text:p text:style-name="P39"/>
      <text:p text:style-name="P14"/>
      <text:p text:style-name="P15">Sprint 4: <text:span text:style-name="T33">Codificacion final del back, base de datos y relaciones entre clases</text:span> <text:span text:style-name="T29">(4 semanas)</text:span></text:p>
      <text:p text:style-name="P43">Desarrollo de las clases que harán interacción con la base de datos (Ejemplo: AlumnoDAO)</text:p>
      <text:p text:style-name="P45">Implementación de los controladores de cada clase, respetando el patrón de diseño “MODELO-VISTA-CONTROLADOR”.</text:p>
      <text:p text:style-name="P28"><text:soft-page-break/></text:p>
      <text:p text:style-name="P28"/>
      <text:p text:style-name="Standard"># Vinculo <text:span text:style-name="T8">para visitar nuestro repositorio</text:span>:</text:p>
      <text:p text:style-name="Standard"/>
      <text:p text:style-name="Standard"><text:a xlink:type="simple" xlink:href="https://github.com/Marcelo3Pereyra/GestorDeNotas.git" text:style-name="Internet_20_link" text:visited-style-name="Visited_20_Internet_20_Link">https://github.com/Marcelo3Pereyra/GestorDeNotas.git</text:a></text:p>
      <text:p text:style-name="Standard"/>
      <text:p text:style-name="P48">Vinculo para visitar la pagina web de “taiga” que utilizamos para el diseño del desarrollo de nuestro software:</text:p>
      <text:p text:style-name="P48"/>
      <text:p text:style-name="P48"><text:a xlink:type="simple" xlink:href="https://tree.taiga.io/project/agusmoya-gestor-academico/timeline" text:style-name="Internet_20_link" text:visited-style-name="Visited_20_Internet_20_Link">https://tree.taiga.io/project/agusmoya-gestor-academico/timeline</text:a></text:p>
      <text:p text:style-name="P48"/>
      <text:p text:style-name="Standard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Bibliografía:</text:p>
      <text:p text:style-name="P50"><text:a xlink:type="simple" xlink:href="https://www.youtube.com/watch?v=hyw0CHKGQ_Y" text:style-name="Internet_20_link" text:visited-style-name="Visited_20_Internet_20_Link"><text:span text:style-name="T26">NetBeans 8.2 Installation on Ubuntu 18.04 - YouTube</text:span></text:a></text:p>
      <text:p text:style-name="P50"><text:a xlink:type="simple" xlink:href="https://vitux.com/how-to-install-and-configure-mysql-in-ubuntu-18-04-lts/" text:style-name="Internet_20_link" text:visited-style-name="Visited_20_Internet_20_Link"><text:span text:style-name="T26">How to Install and Configure MySQL in Ubuntu 18.04 LTS</text:span></text:a><text:span text:style-name="T26"> </text:span></text:p>
      <text:p text:style-name="P49"><text:a xlink:type="simple" xlink:href="https://www.youtube.com/watch?v=roa_fHWl3xs" text:style-name="Internet_20_link" text:visited-style-name="Visited_20_Internet_20_Link"><text:span text:style-name="T26">Mi primera conexión a Base de datos mysql en NetBeans - YouTube</text:span></text:a><text:span text:style-name="T26"> </text:span></text:p>
      <text:p text:style-name="P49"><text:a xlink:type="simple" xlink:href="https://www.youtube.com/watch?v=CwqZURM7NfE" text:style-name="Internet_20_link" text:visited-style-name="Visited_20_Internet_20_Link"><text:span text:style-name="T26">Conectar MySql con Netbeans en Ubuntu 18.04 (en 5 minutos 😲) - YouTube</text:span></text:a><text:span text:style-name="T26"> </text:span></text:p>
      <text:p text:style-name="P49"><text:a xlink:type="simple" xlink:href="http://www.oscarabadfolgueira.com/crear-una-base-datos-mysql-desde-consola/" text:style-name="Internet_20_link" text:visited-style-name="Visited_20_Internet_20_Link"><text:span text:style-name="T26">Crear una base de datos MySQL desde consola - Oscar Abad Folgueira</text:span></text:a><text:span text:style-name="T26"> </text:span></text:p>
      <text:p text:style-name="P49"><text:soft-page-break/><text:a xlink:type="simple" xlink:href="https://www.ostechnix.com/install-phpmyadmin-with-lamp-stack-on-ubuntu-18-04-lts/" text:style-name="Internet_20_link" text:visited-style-name="Visited_20_Internet_20_Link"><text:span text:style-name="T26">Install phpMyAdmin With LAMP Stack On Ubuntu 18.04 LTS - OSTechNix</text:span></text:a><text:span text:style-name="T26"> </text:span></text:p>
      <text:p text:style-name="P49"><text:a xlink:type="simple" xlink:href="https://www.yoelprogramador.com/como-desinstalar-mysql-server-en-linux-ubuntu/" text:style-name="Internet_20_link" text:visited-style-name="Visited_20_Internet_20_Link"><text:span text:style-name="T26">Cómo desinstalar MySQL Server en Linux (Ubuntu)? – Yo el programador</text:span></text:a><text:span text:style-name="T26"> </text:span></text:p>
      <text:p text:style-name="P49"><text:a xlink:type="simple" xlink:href="https://www.jveweb.net/archivo/2011/03/manejando-mysql-desde-la-linea-de-comandos.html" text:style-name="Internet_20_link" text:visited-style-name="Visited_20_Internet_20_Link"><text:span text:style-name="T26">Manejando MySQL desde la linea de comandos</text:span></text:a><text:span text:style-name="T26"> </text:span></text:p>
      <text:p text:style-name="P49"><text:a xlink:type="simple" xlink:href="https://tree.taiga.io/discover" text:style-name="Internet_20_link" text:visited-style-name="Visited_20_Internet_20_Link"><text:span text:style-name="T26">Taiga</text:span></text:a><text:span text:style-name="T26"> </text:span></text:p>
      <text:p text:style-name="P51"><text:a xlink:type="simple" xlink:href="https://www.youtube.com/watch?v=pKtEcgtwf_o" text:style-name="Internet_20_link" text:visited-style-name="Visited_20_Internet_20_Link"><text:span text:style-name="T26">Como Instalar MySQL Server y MySQL Workbench en Ubuntu | Paso a Paso - YouTube</text:span></text:a><text:span text:style-name="T26"> </text:span><text:a xlink:type="simple" xlink:href="https://www.youtube.com/watch?v=QlwVWESpmzM" text:style-name="Internet_20_link" text:visited-style-name="Visited_20_Internet_20_Link"><text:span text:style-name="T26">Cómo instalar Ubuntu junto a Windows 10 con USB (FÁCIL) – YouTube</text:span></text:a></text:p>
      <text:p text:style-name="P52"><text:a xlink:type="simple" xlink:href="https://www.aprenderaprogramar.com/index.php?option=com_content&amp;view=article&amp;id=688:ique-es-y-para-que-sirve-uml-versiones-de-uml-lenguaje-unificado-de-modelado-tipos-de-diagramas-uml&amp;catid=46&amp;Itemid=163" text:style-name="Internet_20_link" text:visited-style-name="Visited_20_Internet_20_Link"><text:span text:style-name="T26">¿Qué es y para qué sirve UML? Versiones de UML (Lenguaje Unificado de Modelado). Tipos de diagramas UML.</text:span></text:a></text:p>
      <text:p text:style-name="P52"><text:a xlink:type="simple" xlink:href="https://www.youtube.com/watch?v=3XlZWpLwvvo" text:style-name="Internet_20_link" text:visited-style-name="Visited_20_Internet_20_Link"><text:span text:style-name="T26">CÓMO USAR Git y GitHub FÁCILMENTE [ 2019 ] ✅ - YouTube</text:span></text:a></text:p>
      <text:p text:style-name="P52"><text:a xlink:type="simple" xlink:href="http://rogerdudler.github.io/git-guide/index.es.html" text:style-name="Internet_20_link" text:visited-style-name="Visited_20_Internet_20_Link"><text:span text:style-name="T26">git - la guía sencilla</text:span></text:a></text:p>
      <text:p text:style-name="P52"><text:a xlink:type="simple" xlink:href="https://git-scm.com/book/es/v1/Fundamentos-de-Git-Obteniendo-un-repositorio-Git" text:style-name="Internet_20_link" text:visited-style-name="Visited_20_Internet_20_Link"><text:span text:style-name="T26">Git - Obteniendo un repositorio Git</text:span></text:a></text:p>
      <text:p text:style-name="P52"><text:a xlink:type="simple" xlink:href="https://www.youtube.com/watch?v=l7yI3AvfVTM" text:style-name="Internet_20_link" text:visited-style-name="Visited_20_Internet_20_Link"><text:span text:style-name="T26">Composicion, Agregacion y Prueba – YouTube</text:span></text:a></text:p>
      <text:p text:style-name="P52"><text:a xlink:type="simple" xlink:href="https://jarroba.com/arraylist-en-java-ejemplos/" text:style-name="Internet_20_link" text:visited-style-name="Visited_20_Internet_20_Link"><text:span text:style-name="T26">ArrayList en Java, con ejemplos – Jarroba</text:span></text:a></text:p>
      <text:p text:style-name="P52"><text:a xlink:type="simple" xlink:href="https://es.wikipedia.org/wiki/Diagrama_de_clases" text:style-name="Internet_20_link" text:visited-style-name="Visited_20_Internet_20_Link"><text:span text:style-name="T26">Diagrama de clases - Wikipedia, la enciclopedia libre</text:span></text:a></text:p>
      <text:p text:style-name="P52"><text:a xlink:type="simple" xlink:href="https://www.coursehero.com/file/p663brg0/Lo-más-importante-es-entender-el-uso-del-método-getSource-y-el-objeto/" text:style-name="Internet_20_link" text:visited-style-name="Visited_20_Internet_20_Link"><text:span text:style-name="T26">Lo más importante es entender el uso del método getSource y el objeto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.5pt" style:font-name-asian="OpenSymbol" style:font-family-asian="OpenSymbol" style:font-charset-asian="x-symbol" style:font-size-asian="9.14999961853027pt" style:font-name-complex="OpenSymbol" style:font-family-complex="OpenSymbol" style:font-charset-complex="x-symbol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9:47:01.010561250</meta:creation-date>
    <dc:date>2019-06-26T16:32:44.691053674</dc:date>
    <meta:editing-duration>PT5H20M37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6" meta:paragraph-count="112" meta:word-count="1151" meta:character-count="7662" meta:non-whitespace-character-count="6644"/>
  </office:meta>
</office:document-meta>
</file>